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0.131cm"/>
    </style:style>
    <style:style style:name="gr6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9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9pt"/>
    </style:style>
    <style:style style:name="P6" style:family="paragraph">
      <style:paragraph-properties fo:margin-left="0cm" fo:margin-right="0cm" fo:text-align="start" fo:text-indent="0cm"/>
      <style:text-properties fo:font-size="11pt"/>
    </style:style>
    <style:style style:name="T1" style:family="text">
      <style:text-properties fo:font-size="9pt"/>
    </style:style>
    <style:style style:name="T2" style:family="text">
      <style:text-properties fo:font-size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738cm" svg:height="1.27cm" svg:x="0.1cm" svg:y="0.735cm">
          <text:p text:style-name="P1"><text:span text:style-name="T1">START:</text:span></text:p>
          <text:p text:style-name="P1"><text:span text:style-name="T1">End of template?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99cm" svg:y1="3.91cm" svg:x2="9.625cm" svg:y2="3.91cm">
          <text:p/>
        </draw:line>
        <draw:line draw:style-name="gr2" draw:text-style-name="P3" draw:layer="layout" svg:x1="9.625cm" svg:y1="3.91cm" svg:x2="9.625cm" svg:y2="0.1cm">
          <text:p/>
        </draw:line>
        <draw:line draw:style-name="gr2" draw:text-style-name="P3" draw:layer="layout" svg:x1="2.005cm" svg:y1="0.1cm" svg:x2="9.625cm" svg:y2="0.1cm">
          <text:p/>
        </draw:line>
        <draw:line draw:style-name="gr3" draw:text-style-name="P3" draw:layer="layout" svg:x1="2.005cm" svg:y1="0.1cm" svg:x2="2.005cm" svg:y2="0.735cm">
          <text:p/>
        </draw:line>
        <draw:custom-shape draw:style-name="gr1" draw:text-style-name="P2" draw:layer="layout" svg:width="3.738cm" svg:height="1.27cm" svg:x="0.1cm" svg:y="3.275cm">
          <text:p text:style-name="P1"><text:span text:style-name="T1">Token period, variable, or message term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38cm" svg:height="1.27cm" svg:x="0.1cm" svg:y="5.18cm">
          <text:p text:style-name="P1"><text:span text:style-name="T1">Token a plus or a “&gt;”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38cm" svg:height="1.27cm" svg:x="0.172cm" svg:y="7.72cm">
          <text:p text:style-name="P1"><text:span text:style-name="T1">Token a minus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38cm" svg:height="1.27cm" svg:x="0.172cm" svg:y="10.26cm">
          <text:p text:style-name="P1"><text:span text:style-name="T1">Token an equal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38cm" svg:height="1.27cm" svg:x="0.1cm" svg:y="15.34cm">
          <text:p text:style-name="P1"><text:span text:style-name="T1">Token a number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738cm" svg:height="0.635cm" svg:x="0.1cm" svg:y="17.245cm">
          <text:p text:style-name="P1"><text:span text:style-name="T1">Token a literal string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738cm" svg:height="1.27cm" svg:x="0.1cm" svg:y="18.515cm">
          <text:p text:style-name="P1"><text:span text:style-name="T1">Token a variable string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738cm" svg:height="0.635cm" svg:x="0.1cm" svg:y="20.42cm">
          <text:p text:style-name="P1"><text:span text:style-name="T1">Token a comma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445cm" svg:height="1.905cm" svg:x="4.545cm" svg:y="0.735cm">
          <text:p text:style-name="P1"><text:span text:style-name="T1">String start=match end</text:span></text:p>
          <text:p text:style-name="P1"><text:span text:style-name="T1">Match start=length + 1</text:span></text:p>
          <text:p text:style-name="P1"><text:span text:style-name="T1">Match end=length + 1</text:span></text:p>
          <text:p text:style-name="P1"><text:span text:style-name="T1">Retur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27cm" svg:x="4.545cm" svg:y="3.275cm">
          <text:p text:style-name="P1"><text:span text:style-name="T1">Step to next token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91cm" svg:y1="1.37cm" svg:x2="4.545cm" svg:y2="1.37cm">
          <text:p/>
        </draw:line>
        <draw:line draw:style-name="gr3" draw:text-style-name="P3" draw:layer="layout" svg:x1="3.91cm" svg:y1="3.91cm" svg:x2="4.545cm" svg:y2="3.91cm">
          <text:p/>
        </draw:line>
        <draw:line draw:style-name="gr2" draw:text-style-name="P3" draw:layer="layout" svg:x1="5.815cm" svg:y1="6.45cm" svg:x2="5.815cm" svg:y2="7.085cm">
          <text:p/>
        </draw:line>
        <draw:line draw:style-name="gr2" draw:text-style-name="P3" draw:layer="layout" svg:x1="5.815cm" svg:y1="7.085cm" svg:x2="10.26cm" svg:y2="7.085cm">
          <text:p/>
        </draw:line>
        <draw:custom-shape draw:style-name="gr1" draw:text-style-name="P2" draw:layer="layout" svg:width="4.445cm" svg:height="1.905cm" svg:x="10.895cm" svg:y="5.18cm">
          <text:p text:style-name="P1"><text:span text:style-name="T1">String start= match start</text:span></text:p>
          <text:p text:style-name="P1"><text:span text:style-name="T1">Match start=min(length + 1,</text:span></text:p>
          <text:p text:style-name="P1"><text:span text:style-name="T1"><text:s text:c="2"/></text:span><text:span text:style-name="T1">match start + value)</text:span></text:p>
          <text:p text:style-name="P1"><text:span text:style-name="T1">Match end=match start</text:span></text:p>
          <text:p text:style-name="P1"><text:span text:style-name="T1">Return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26cm" svg:y1="7.085cm" svg:x2="10.26cm" svg:y2="5.815cm">
          <text:p/>
        </draw:line>
        <draw:line draw:style-name="gr3" draw:text-style-name="P3" draw:layer="layout" svg:x1="3.91cm" svg:y1="5.815cm" svg:x2="4.545cm" svg:y2="5.815cm">
          <text:p/>
        </draw:line>
        <draw:line draw:style-name="gr3" draw:text-style-name="P3" draw:layer="layout" svg:x1="7.085cm" svg:y1="5.815cm" svg:x2="7.72cm" svg:y2="5.815cm">
          <text:p/>
        </draw:line>
        <draw:line draw:style-name="gr3" draw:text-style-name="P3" draw:layer="layout" svg:x1="9.625cm" svg:y1="5.815cm" svg:x2="10.895cm" svg:y2="5.815cm">
          <text:p/>
        </draw:line>
        <draw:line draw:style-name="gr3" draw:text-style-name="P3" draw:layer="layout" svg:x1="2.005cm" svg:y1="2.005cm" svg:x2="2.005cm" svg:y2="3.275cm">
          <text:p/>
        </draw:line>
        <draw:line draw:style-name="gr3" draw:text-style-name="P3" draw:layer="layout" svg:x1="2.005cm" svg:y1="4.545cm" svg:x2="2.005cm" svg:y2="5.18cm">
          <text:p/>
        </draw:line>
        <draw:line draw:style-name="gr3" draw:text-style-name="P3" draw:layer="layout" svg:x1="2.005cm" svg:y1="6.45cm" svg:x2="2.005cm" svg:y2="7.72cm">
          <text:p/>
        </draw:line>
        <draw:custom-shape draw:style-name="gr1" draw:text-style-name="P2" draw:layer="layout" svg:width="4.445cm" svg:height="1.905cm" svg:x="10.895cm" svg:y="7.72cm">
          <text:p text:style-name="P1"><text:span text:style-name="T1">String start= match start</text:span></text:p>
          <text:p text:style-name="P1"><text:span text:style-name="T1">Match start=max(1, match</text:span></text:p>
          <text:p text:style-name="P1"><text:span text:style-name="T1"><text:s text:c="2"/></text:span><text:span text:style-name="T1">start - value)</text:span></text:p>
          <text:p text:style-name="P1"><text:span text:style-name="T1">Match end=match start</text:span></text:p>
          <text:p text:style-name="P1"><text:span text:style-name="T1">Return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91cm" svg:y1="8.355cm" svg:x2="4.545cm" svg:y2="8.355cm">
          <text:p/>
        </draw:line>
        <draw:line draw:style-name="gr3" draw:text-style-name="P3" draw:layer="layout" svg:x1="7.085cm" svg:y1="8.355cm" svg:x2="7.72cm" svg:y2="8.355cm">
          <text:p/>
        </draw:line>
        <draw:line draw:style-name="gr3" draw:text-style-name="P3" draw:layer="layout" svg:x1="9.625cm" svg:y1="8.355cm" svg:x2="10.895cm" svg:y2="8.355cm">
          <text:p/>
        </draw:line>
        <draw:line draw:style-name="gr2" draw:text-style-name="P3" draw:layer="layout" svg:x1="5.815cm" svg:y1="8.99cm" svg:x2="5.815cm" svg:y2="9.625cm">
          <text:p/>
        </draw:line>
        <draw:line draw:style-name="gr2" draw:text-style-name="P3" draw:layer="layout" svg:x1="5.815cm" svg:y1="9.625cm" svg:x2="10.26cm" svg:y2="9.625cm">
          <text:p/>
        </draw:line>
        <draw:line draw:style-name="gr3" draw:text-style-name="P3" draw:layer="layout" svg:x1="10.26cm" svg:y1="9.625cm" svg:x2="10.26cm" svg:y2="8.355cm">
          <text:p/>
        </draw:line>
        <draw:custom-shape draw:style-name="gr1" draw:text-style-name="P2" draw:layer="layout" svg:width="2.54cm" svg:height="1.27cm" svg:x="4.545cm" svg:y="10.26cm">
          <text:p text:style-name="P1"><text:span text:style-name="T1">Variable form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27cm" svg:x="7.72cm" svg:y="10.26cm">
          <text:p text:style-name="P1"><text:span text:style-name="T1">Resolve its val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905cm" svg:x="10.895cm" svg:y="10.26cm">
          <text:p text:style-name="P1"><text:span text:style-name="T1">String start= match end</text:span></text:p>
          <text:p text:style-name="P1"><text:span text:style-name="T1">Match start=min(length + 1,</text:span></text:p>
          <text:p text:style-name="P1"><text:span text:style-name="T1"><text:s text:c="2"/></text:span><text:span text:style-name="T1">value)</text:span></text:p>
          <text:p text:style-name="P1"><text:span text:style-name="T1">Match end=match start</text:span></text:p>
          <text:p text:style-name="P1"><text:span text:style-name="T1">Return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.005cm" svg:y1="8.99cm" svg:x2="2.005cm" svg:y2="10.26cm">
          <text:p/>
        </draw:line>
        <draw:line draw:style-name="gr3" draw:text-style-name="P3" draw:layer="layout" svg:x1="3.91cm" svg:y1="10.895cm" svg:x2="4.545cm" svg:y2="10.895cm">
          <text:p/>
        </draw:line>
        <draw:line draw:style-name="gr3" draw:text-style-name="P3" draw:layer="layout" svg:x1="7.085cm" svg:y1="10.895cm" svg:x2="7.72cm" svg:y2="10.895cm">
          <text:p/>
        </draw:line>
        <draw:line draw:style-name="gr3" draw:text-style-name="P3" draw:layer="layout" svg:x1="9.625cm" svg:y1="10.895cm" svg:x2="10.895cm" svg:y2="10.895cm">
          <text:p/>
        </draw:line>
        <draw:line draw:style-name="gr2" draw:text-style-name="P3" draw:layer="layout" svg:x1="5.815cm" svg:y1="11.53cm" svg:x2="5.815cm" svg:y2="12.165cm">
          <text:p/>
        </draw:line>
        <draw:line draw:style-name="gr2" draw:text-style-name="P3" draw:layer="layout" svg:x1="5.815cm" svg:y1="12.165cm" svg:x2="10.26cm" svg:y2="12.165cm">
          <text:p/>
        </draw:line>
        <draw:line draw:style-name="gr3" draw:text-style-name="P3" draw:layer="layout" svg:x1="10.26cm" svg:y1="12.165cm" svg:x2="10.26cm" svg:y2="10.895cm">
          <text:p/>
        </draw:line>
        <draw:custom-shape draw:style-name="gr1" draw:text-style-name="P2" draw:layer="layout" svg:width="5.715cm" svg:height="1.905cm" svg:x="4.545cm" svg:y="15.34cm">
          <text:p text:style-name="P1"><text:span text:style-name="T1">String start=match end</text:span></text:p>
          <text:p text:style-name="P1"><text:span text:style-name="T1">Match start=min(length + 1, value)</text:span></text:p>
          <text:p text:style-name="P1"><text:span text:style-name="T1">Match end=match start</text:span></text:p>
          <text:p text:style-name="P1"><text:span text:style-name="T1">Re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2.005cm" svg:y1="11.53cm" svg:x2="2.005cm" svg:y2="12.8cm">
          <text:p/>
        </draw:line>
        <draw:line draw:style-name="gr3" draw:text-style-name="P3" draw:layer="layout" svg:x1="3.91cm" svg:y1="15.975cm" svg:x2="4.545cm" svg:y2="15.975cm">
          <text:p/>
        </draw:line>
        <draw:custom-shape draw:style-name="gr1" draw:text-style-name="P2" draw:layer="layout" svg:width="1.905cm" svg:height="1.27cm" svg:x="4.545cm" svg:y="18.515cm">
          <text:p text:style-name="P1"><text:span text:style-name="T1">Resolve its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103cm" svg:height="1.27cm" svg:x="7.085cm" svg:y="18.515cm">
          <text:p text:style-name="P1"><text:span text:style-name="T1">Match found in rest of string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445cm" svg:height="2.54cm" svg:x="10.895cm" svg:y="17.245cm">
          <text:p text:style-name="P1"><text:span text:style-name="T1">String start=match end</text:span></text:p>
          <text:p text:style-name="P1"><text:span text:style-name="T1">Match start=match position</text:span></text:p>
          <text:p text:style-name="P1"><text:span text:style-name="T1">Match end=match position + <text:s/>pattern length</text:span></text:p>
          <text:p text:style-name="P1"><text:span text:style-name="T1">Re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81cm" svg:height="1.905cm" svg:x="8.99cm" svg:y="20.42cm">
          <text:p text:style-name="P1"><text:span text:style-name="T1">String start= match end</text:span></text:p>
          <text:p text:style-name="P1"><text:span text:style-name="T1">Match start= length + 1</text:span></text:p>
          <text:p text:style-name="P1"><text:span text:style-name="T1">Match end=length + 1</text:span></text:p>
          <text:p text:style-name="P1"><text:span text:style-name="T1">Re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81cm" svg:height="1.27cm" svg:x="4.545cm" svg:y="20.42cm">
          <text:p text:style-name="P1"><text:span text:style-name="T1">Match start=length + 1</text:span></text:p>
          <text:p text:style-name="P1"><text:span text:style-name="T1">Match end=length + 1</text:span></text:p>
          <text:p text:style-name="P1"><text:span text:style-name="T1">Re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2.005cm" svg:y1="17.88cm" svg:x2="2.005cm" svg:y2="18.515cm">
          <text:p/>
        </draw:line>
        <draw:line draw:style-name="gr3" draw:text-style-name="P3" draw:layer="layout" svg:x1="2.005cm" svg:y1="19.785cm" svg:x2="2.005cm" svg:y2="20.42cm">
          <text:p/>
        </draw:line>
        <draw:line draw:style-name="gr3" draw:text-style-name="P3" draw:layer="layout" svg:x1="3.91cm" svg:y1="19.15cm" svg:x2="4.545cm" svg:y2="19.15cm">
          <text:p/>
        </draw:line>
        <draw:line draw:style-name="gr3" draw:text-style-name="P3" draw:layer="layout" svg:x1="6.45cm" svg:y1="19.15cm" svg:x2="7.085cm" svg:y2="19.15cm">
          <text:p/>
        </draw:line>
        <draw:line draw:style-name="gr3" draw:text-style-name="P3" draw:layer="layout" svg:x1="10.26cm" svg:y1="19.15cm" svg:x2="10.895cm" svg:y2="19.15cm">
          <text:p/>
        </draw:line>
        <draw:line draw:style-name="gr3" draw:text-style-name="P3" draw:layer="layout" svg:x1="9.625cm" svg:y1="19.785cm" svg:x2="9.625cm" svg:y2="20.42cm">
          <text:p/>
        </draw:line>
        <draw:frame draw:style-name="gr4" draw:text-style-name="P5" draw:layer="layout" svg:width="1.905cm" svg:height="0.635cm" svg:x="3.275cm" svg:y="0.735cm">
          <draw:text-box>
            <text:p text:style-name="P4"><text:span text:style-name="T1">yes</text:span></text:p>
          </draw:text-box>
        </draw:frame>
        <draw:frame draw:style-name="gr4" draw:text-style-name="P5" draw:layer="layout" svg:width="1.905cm" svg:height="0.635cm" svg:x="3.275cm" svg:y="3.227cm">
          <draw:text-box>
            <text:p text:style-name="P4"><text:span text:style-name="T1">yes</text:span></text:p>
          </draw:text-box>
        </draw:frame>
        <draw:frame draw:style-name="gr4" draw:text-style-name="P5" draw:layer="layout" svg:width="1.905cm" svg:height="0.635cm" svg:x="3.275cm" svg:y="5.18cm">
          <draw:text-box>
            <text:p text:style-name="P4"><text:span text:style-name="T1">yes</text:span></text:p>
          </draw:text-box>
        </draw:frame>
        <draw:frame draw:style-name="gr4" draw:text-style-name="P5" draw:layer="layout" svg:width="1.905cm" svg:height="0.635cm" svg:x="3.275cm" svg:y="7.72cm">
          <draw:text-box>
            <text:p text:style-name="P4"><text:span text:style-name="T1">yes</text:span></text:p>
          </draw:text-box>
        </draw:frame>
        <draw:frame draw:style-name="gr5" draw:text-style-name="P5" draw:layer="layout" svg:width="1.905cm" svg:height="0.603cm" svg:x="3.275cm" svg:y="10.26cm">
          <draw:text-box>
            <text:p text:style-name="P4"><text:span text:style-name="T1">yes</text:span></text:p>
          </draw:text-box>
        </draw:frame>
        <draw:frame draw:style-name="gr6" draw:text-style-name="P5" draw:layer="layout" svg:width="1.905cm" svg:height="0.603cm" svg:x="3.275cm" svg:y="15.368cm">
          <draw:text-box>
            <text:p text:style-name="P4"><text:span text:style-name="T1">yes</text:span></text:p>
          </draw:text-box>
        </draw:frame>
        <draw:frame draw:style-name="gr6" draw:text-style-name="P5" draw:layer="layout" svg:width="1.905cm" svg:height="0.603cm" svg:x="3.275cm" svg:y="18.543cm">
          <draw:text-box>
            <text:p text:style-name="P4"><text:span text:style-name="T1">yes</text:span></text:p>
          </draw:text-box>
        </draw:frame>
        <draw:frame draw:style-name="gr6" draw:text-style-name="P5" draw:layer="layout" svg:width="1.905cm" svg:height="0.603cm" svg:x="3.275cm" svg:y="20.113cm">
          <draw:text-box>
            <text:p text:style-name="P4"><text:span text:style-name="T1">yes</text:span></text:p>
          </draw:text-box>
        </draw:frame>
        <draw:frame draw:style-name="gr4" draw:text-style-name="P5" draw:layer="layout" svg:width="1.905cm" svg:height="0.635cm" svg:x="6.45cm" svg:y="5.18cm">
          <draw:text-box>
            <text:p text:style-name="P4"><text:span text:style-name="T1">yes</text:span></text:p>
          </draw:text-box>
        </draw:frame>
        <draw:frame draw:style-name="gr4" draw:text-style-name="P5" draw:layer="layout" svg:width="1.905cm" svg:height="0.635cm" svg:x="6.45cm" svg:y="7.72cm">
          <draw:text-box>
            <text:p text:style-name="P4"><text:span text:style-name="T1">yes</text:span></text:p>
          </draw:text-box>
        </draw:frame>
        <draw:frame draw:style-name="gr4" draw:text-style-name="P5" draw:layer="layout" svg:width="1.905cm" svg:height="0.635cm" svg:x="6.45cm" svg:y="10.26cm">
          <draw:text-box>
            <text:p text:style-name="P4"><text:span text:style-name="T1">yes</text:span></text:p>
          </draw:text-box>
        </draw:frame>
        <draw:line draw:style-name="gr2" draw:text-style-name="P3" draw:layer="layout" svg:x1="3.91cm" svg:y1="17.575cm" svg:x2="8.99cm" svg:y2="17.575cm">
          <text:p/>
        </draw:line>
        <draw:line draw:style-name="gr3" draw:text-style-name="P3" draw:layer="layout" svg:x1="8.99cm" svg:y1="17.575cm" svg:x2="8.99cm" svg:y2="18.515cm">
          <text:p/>
        </draw:line>
        <draw:frame draw:style-name="gr6" draw:text-style-name="P5" draw:layer="layout" svg:width="1.905cm" svg:height="0.603cm" svg:x="3.275cm" svg:y="16.973cm">
          <draw:text-box>
            <text:p text:style-name="P4"><text:span text:style-name="T1">yes</text:span></text:p>
          </draw:text-box>
        </draw:frame>
        <draw:frame draw:style-name="gr4" draw:text-style-name="P2" draw:layer="layout" svg:width="1.27cm" svg:height="0.635cm" svg:x="5.815cm" svg:y="6.45cm">
          <draw:text-box>
            <text:p text:style-name="P1"><text:span text:style-name="T1">no</text:span></text:p>
          </draw:text-box>
        </draw:frame>
        <draw:frame draw:style-name="gr4" draw:text-style-name="P2" draw:layer="layout" svg:width="1.27cm" svg:height="0.635cm" svg:x="5.815cm" svg:y="8.99cm">
          <draw:text-box>
            <text:p text:style-name="P1"><text:span text:style-name="T1">no</text:span></text:p>
          </draw:text-box>
        </draw:frame>
        <draw:frame draw:style-name="gr4" draw:text-style-name="P2" draw:layer="layout" svg:width="1.27cm" svg:height="0.635cm" svg:x="5.815cm" svg:y="11.53cm">
          <draw:text-box>
            <text:p text:style-name="P1"><text:span text:style-name="T1">no</text:span></text:p>
          </draw:text-box>
        </draw:frame>
        <draw:frame draw:style-name="gr6" draw:text-style-name="P2" draw:layer="layout" svg:width="1.27cm" svg:height="0.603cm" svg:x="9.625cm" svg:y="19.785cm">
          <draw:text-box>
            <text:p text:style-name="P1"><text:span text:style-name="T1">no</text:span></text:p>
          </draw:text-box>
        </draw:frame>
        <draw:frame draw:style-name="gr6" draw:text-style-name="P5" draw:layer="layout" svg:width="1.905cm" svg:height="0.603cm" svg:x="9.625cm" svg:y="18.543cm">
          <draw:text-box>
            <text:p text:style-name="P4"><text:span text:style-name="T1">yes</text:span></text:p>
          </draw:text-box>
        </draw:frame>
        <draw:frame draw:style-name="gr6" draw:text-style-name="P2" draw:layer="layout" svg:width="1.27cm" svg:height="0.603cm" svg:x="2.005cm" svg:y="19.813cm">
          <draw:text-box>
            <text:p text:style-name="P1"><text:span text:style-name="T1">no</text:span></text:p>
          </draw:text-box>
        </draw:frame>
        <draw:frame draw:style-name="gr6" draw:text-style-name="P2" draw:layer="layout" svg:width="1.27cm" svg:height="0.603cm" svg:x="2.005cm" svg:y="17.908cm">
          <draw:text-box>
            <text:p text:style-name="P1"><text:span text:style-name="T1">no</text:span></text:p>
          </draw:text-box>
        </draw:frame>
        <draw:frame draw:style-name="gr4" draw:text-style-name="P2" draw:layer="layout" svg:width="1.27cm" svg:height="0.635cm" svg:x="2.005cm" svg:y="11.53cm">
          <draw:text-box>
            <text:p text:style-name="P1"><text:span text:style-name="T1">no</text:span></text:p>
          </draw:text-box>
        </draw:frame>
        <draw:line draw:style-name="gr3" draw:text-style-name="P3" draw:layer="layout" svg:x1="2.005cm" svg:y1="16.61cm" svg:x2="2.005cm" svg:y2="17.245cm">
          <text:p/>
        </draw:line>
        <draw:frame draw:style-name="gr6" draw:text-style-name="P2" draw:layer="layout" svg:width="1.27cm" svg:height="0.603cm" svg:x="2.005cm" svg:y="16.638cm">
          <draw:text-box>
            <text:p text:style-name="P1"><text:span text:style-name="T1">no</text:span></text:p>
          </draw:text-box>
        </draw:frame>
        <draw:frame draw:style-name="gr4" draw:text-style-name="P2" draw:layer="layout" svg:width="1.27cm" svg:height="0.635cm" svg:x="2.005cm" svg:y="8.99cm">
          <draw:text-box>
            <text:p text:style-name="P1"><text:span text:style-name="T1">no</text:span></text:p>
          </draw:text-box>
        </draw:frame>
        <draw:frame draw:style-name="gr4" draw:text-style-name="P2" draw:layer="layout" svg:width="1.27cm" svg:height="0.635cm" svg:x="2.005cm" svg:y="6.45cm">
          <draw:text-box>
            <text:p text:style-name="P1"><text:span text:style-name="T1">no</text:span></text:p>
          </draw:text-box>
        </draw:frame>
        <draw:frame draw:style-name="gr4" draw:text-style-name="P6" draw:layer="layout" svg:width="1.27cm" svg:height="0.687cm" svg:x="2.005cm" svg:y="4.545cm">
          <draw:text-box>
            <text:p text:style-name="P1"><text:span text:style-name="T2">no</text:span></text:p>
          </draw:text-box>
        </draw:frame>
        <draw:frame draw:style-name="gr4" draw:text-style-name="P2" draw:layer="layout" svg:width="1.27cm" svg:height="0.635cm" svg:x="2.005cm" svg:y="2.005cm">
          <draw:text-box>
            <text:p text:style-name="P1"><text:span text:style-name="T1">no</text:span></text:p>
          </draw:text-box>
        </draw:frame>
        <draw:custom-shape draw:style-name="gr1" draw:text-style-name="P2" draw:layer="layout" svg:width="2.54cm" svg:height="1.27cm" svg:x="4.545cm" svg:y="7.72cm">
          <text:p text:style-name="P1"><text:span text:style-name="T1">Variable form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27cm" svg:x="7.72cm" svg:y="7.72cm">
          <text:p text:style-name="P1"><text:span text:style-name="T1">Resolve its val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27cm" svg:x="4.545cm" svg:y="5.18cm">
          <text:p text:style-name="P1"><text:span text:style-name="T1">Variable form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27cm" svg:x="7.72cm" svg:y="5.18cm">
          <text:p text:style-name="P1"><text:span text:style-name="T1">Resolve its val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38cm" svg:height="1.27cm" svg:x="0.1cm" svg:y="12.8cm">
          <text:p text:style-name="P1"><text:span text:style-name="T1">Token an “&lt;”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27cm" svg:x="4.545cm" svg:y="12.8cm">
          <text:p text:style-name="P1"><text:span text:style-name="T1">Variable form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27cm" svg:x="7.72cm" svg:y="12.8cm">
          <text:p text:style-name="P1"><text:span text:style-name="T1">Resolve its val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27cm" svg:x="10.895cm" svg:y="12.8cm">
          <text:p text:style-name="P1"><text:span text:style-name="T1">String start= max(1, </text:span></text:p>
          <text:p text:style-name="P1"><text:span text:style-name="T1"><text:s text:c="2"/></text:span><text:span text:style-name="T1">match start - value)</text:span></text:p>
          <text:p text:style-name="P1"><text:span text:style-name="T1">Return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91cm" svg:y1="13.435cm" svg:x2="4.545cm" svg:y2="13.435cm">
          <text:p/>
        </draw:line>
        <draw:line draw:style-name="gr3" draw:text-style-name="P3" draw:layer="layout" svg:x1="7.085cm" svg:y1="13.435cm" svg:x2="7.72cm" svg:y2="13.435cm">
          <text:p/>
        </draw:line>
        <draw:line draw:style-name="gr3" draw:text-style-name="P3" draw:layer="layout" svg:x1="9.625cm" svg:y1="13.435cm" svg:x2="10.895cm" svg:y2="13.435cm">
          <text:p/>
        </draw:line>
        <draw:line draw:style-name="gr2" draw:text-style-name="P3" draw:layer="layout" svg:x1="5.815cm" svg:y1="14.07cm" svg:x2="5.815cm" svg:y2="14.705cm">
          <text:p/>
        </draw:line>
        <draw:line draw:style-name="gr2" draw:text-style-name="P3" draw:layer="layout" svg:x1="5.815cm" svg:y1="14.705cm" svg:x2="10.26cm" svg:y2="14.705cm">
          <text:p/>
        </draw:line>
        <draw:line draw:style-name="gr3" draw:text-style-name="P3" draw:layer="layout" svg:x1="10.26cm" svg:y1="14.705cm" svg:x2="10.26cm" svg:y2="13.435cm">
          <text:p/>
        </draw:line>
        <draw:line draw:style-name="gr3" draw:text-style-name="P3" draw:layer="layout" svg:x1="2.005cm" svg:y1="14.07cm" svg:x2="2.005cm" svg:y2="15.34cm">
          <text:p/>
        </draw:line>
        <draw:frame draw:style-name="gr5" draw:text-style-name="P5" draw:layer="layout" svg:width="1.905cm" svg:height="0.603cm" svg:x="3.275cm" svg:y="12.828cm">
          <draw:text-box>
            <text:p text:style-name="P4"><text:span text:style-name="T1">yes</text:span></text:p>
          </draw:text-box>
        </draw:frame>
        <draw:frame draw:style-name="gr4" draw:text-style-name="P5" draw:layer="layout" svg:width="1.905cm" svg:height="0.635cm" svg:x="6.45cm" svg:y="12.8cm">
          <draw:text-box>
            <text:p text:style-name="P4"><text:span text:style-name="T1">yes</text:span></text:p>
          </draw:text-box>
        </draw:frame>
        <draw:frame draw:style-name="gr4" draw:text-style-name="P2" draw:layer="layout" svg:width="1.27cm" svg:height="0.635cm" svg:x="5.815cm" svg:y="14.07cm">
          <draw:text-box>
            <text:p text:style-name="P1"><text:span text:style-name="T1">no</text:span></text:p>
          </draw:text-box>
        </draw:frame>
        <draw:frame draw:style-name="gr4" draw:text-style-name="P2" draw:layer="layout" svg:width="1.27cm" svg:height="0.635cm" svg:x="2.005cm" svg:y="14.07cm">
          <draw:text-box>
            <text:p text:style-name="P1"><text:span text:style-name="T1">no</text:span></text:p>
          </draw:text-box>
        </draw:frame>
        <draw:line draw:style-name="gr3" draw:text-style-name="P3" draw:layer="layout" svg:x1="3.91cm" svg:y1="20.75cm" svg:x2="4.545cm" svg:y2="20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5.44cm" fo:page-height="22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7-09T11:01:59</meta:creation-date>
    <dc:creator>Jean Louis Faucher</dc:creator>
    <dc:date>2009-12-14T22:50:54.39</dc:date>
    <meta:printed-by>William Ashley</meta:printed-by>
    <meta:print-date>2007-07-13T08:23:51</meta:print-date>
    <dc:language>en-US</dc:language>
    <meta:editing-cycles>18</meta:editing-cycles>
    <meta:editing-duration>PT03H29M15S</meta:editing-duration>
    <meta:document-statistic meta:object-count="106"/>
    <meta:user-defined meta:name="Info 1"/>
    <meta:user-defined meta:name="Info 2"/>
    <meta:user-defined meta:name="Info 3"/>
    <meta:user-defined meta:name="Info 4"/>
  </office:meta>
</office:document-meta>
</file>